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0800000008B2AA4E6A4F6D2D7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2" style:family="graphic" style:parent-style-name="standard">
      <style:graphic-properties draw:stroke="solid" svg:stroke-width="0.106cm" svg:stroke-color="#069a2e" draw:marker-start-width="0.359cm" draw:marker-end-width="0.359cm" draw:fill="bitmap" draw:fill-color="#ffffff" draw:fill-image-name="_35__20_Percent" draw:textarea-horizontal-align="justify" draw:textarea-vertical-align="middle" draw:auto-grow-height="false" fo:min-height="2.244cm" fo:min-width="3.748cm" fo:padding-top="0.178cm" fo:padding-bottom="0.178cm" fo:padding-left="0.303cm" fo:padding-right="0.303cm"/>
      <style:paragraph-properties style:writing-mode="lr-tb"/>
    </style:style>
    <style:style style:name="gr3" style:family="graphic" style:parent-style-name="objectwithoutfill">
      <style:graphic-properties draw:stroke="solid"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9.174cm" fo:padding-top="0.178cm" fo:padding-bottom="0.178cm" fo:padding-left="0.303cm" fo:padding-right="0.303cm"/>
    </style:style>
    <style:style style:name="gr5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439cm" fo:min-width="4.837cm" fo:padding-top="0.178cm" fo:padding-bottom="0.178cm" fo:padding-left="0.303cm" fo:padding-right="0.303cm"/>
    </style:style>
    <style:style style:name="gr6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3.095cm" fo:padding-top="0.178cm" fo:padding-bottom="0.178cm" fo:padding-left="0.303cm" fo:padding-right="0.30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93cm"/>
      <style:paragraph-properties style:writing-mode="lr-tb"/>
    </style:style>
    <style:style style:name="gr10" style:family="graphic" style:parent-style-name="standard">
      <style:graphic-properties draw:stroke="solid" svg:stroke-width="0.106cm" svg:stroke-color="#1e6a39" draw:marker-start-width="0.359cm" draw:marker-end-width="0.359cm" draw:fill-color="#ffffff" draw:textarea-horizontal-align="justify" draw:textarea-vertical-align="middle" draw:auto-grow-height="false" fo:min-height="0.918cm" fo:min-width="2.57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draw:stroke="solid" svg:stroke-width="0.106cm" svg:stroke-color="#158466" draw:marker-start-width="0.359cm" draw:marker-end-width="0.359cm" draw:fill-color="#ffffff" draw:textarea-horizontal-align="justify" draw:textarea-vertical-align="middle" draw:auto-grow-height="false" fo:min-height="1.45cm" fo:min-width="2.683cm" fo:padding-top="0.178cm" fo:padding-bottom="0.178cm" fo:padding-left="0.303cm" fo:padding-right="0.303cm"/>
      <style:paragraph-properties style:writing-mode="lr-tb"/>
    </style:style>
    <style:style style:name="gr12" style:family="graphic">
      <style:graphic-properties style:protect="size"/>
    </style:style>
    <style:style style:name="gr13" style:family="graphic" style:parent-style-name="standard">
      <style:graphic-properties draw:stroke="dash" draw:stroke-dash="Dot" svg:stroke-width="0.106cm" svg:stroke-color="#168253" draw:marker-start-width="0.358cm" draw:marker-end-width="0.358cm" draw:fill="none" draw:fill-color="#ffffff" draw:auto-grow-height="true" draw:auto-grow-width="false" fo:max-height="0cm" fo:min-height="9.637cm" fo:padding-top="0.177cm" fo:padding-bottom="0.177cm" fo:padding-left="0.302cm" fo:padding-right="0.302cm"/>
      <style:paragraph-properties style:writing-mode="lr-tb"/>
    </style:style>
    <style:style style:name="gr14" style:family="graphic" style:parent-style-name="standard" style:list-style-name="L1">
      <style:graphic-properties draw:stroke="solid" svg:stroke-width="0.106cm" svg:stroke-color="#168253" draw:marker-start-width="0.359cm" draw:marker-end-width="0.359cm" draw:fill-color="#ffffff" draw:textarea-horizontal-align="justify" draw:textarea-vertical-align="middle" draw:auto-grow-height="false" fo:min-height="0.843cm" fo:min-width="21.709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4.242cm" fo:min-width="16.849cm" fo:padding-top="0.178cm" fo:padding-bottom="0.178cm" fo:padding-left="0.303cm" fo:padding-right="0.303cm"/>
      <style:paragraph-properties style:writing-mode="lr-tb"/>
    </style:style>
    <style:style style:name="gr16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17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9.993cm" fo:padding-top="0.178cm" fo:padding-bottom="0.178cm" fo:padding-left="0.303cm" fo:padding-right="0.303cm"/>
      <style:paragraph-properties style:writing-mode="lr-tb"/>
    </style:style>
    <style:style style:name="gr18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143cm" fo:padding-top="0.178cm" fo:padding-bottom="0.178cm" fo:padding-left="0.303cm" fo:padding-right="0.303cm"/>
      <style:paragraph-properties style:writing-mode="lr-tb"/>
    </style:style>
    <style:style style:name="gr19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2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916cm" fo:min-width="0cm"/>
    </style:style>
    <style:style style:name="gr2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6.043cm" fo:min-width="10.606cm" fo:padding-top="0.178cm" fo:padding-bottom="0.178cm" fo:padding-left="0.303cm" fo:padding-right="0.303cm"/>
      <style:paragraph-properties style:writing-mode="lr-tb"/>
    </style:style>
    <style:style style:name="gr26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0cm" fo:min-width="7.287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.98cm"/>
    </style:style>
    <style:style style:name="gr29" style:family="graphic" style:parent-style-name="standard">
      <style:graphic-properties draw:textarea-horizontal-align="justify" draw:textarea-vertical-align="middle" draw:auto-grow-height="false" fo:min-height="1.005cm" fo:min-width="0cm"/>
    </style:style>
    <style:style style:name="gr30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none" draw:fill-color="#ffffff" draw:textarea-horizontal-align="justify" draw:textarea-vertical-align="middle" draw:auto-grow-height="false" fo:min-height="14.242cm" fo:min-width="10.779cm" fo:padding-top="0.178cm" fo:padding-bottom="0.178cm" fo:padding-left="0.303cm" fo:padding-right="0.303cm"/>
      <style:paragraph-properties style:writing-mode="lr-tb"/>
    </style:style>
    <style:style style:name="gr31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531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843cm" fo:min-width="0cm"/>
    </style:style>
    <style:style style:name="gr33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3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2.244cm" fo:min-width="4.877cm" fo:padding-top="0.178cm" fo:padding-bottom="0.178cm" fo:padding-left="0.303cm" fo:padding-right="0.303cm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0cm" fo:min-width="0.938cm"/>
    </style:style>
    <style:style style:name="gr3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cm" fo:min-width="0.514cm"/>
    </style:style>
    <style:style style:name="gr4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1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1.449cm" fo:min-width="0cm"/>
    </style:style>
    <style:style style:name="gr44" style:family="graphic" style:parent-style-name="standard" style:list-style-name="L1">
      <style:graphic-properties svg:stroke-width="0.106cm" draw:marker-start-width="0.358cm" draw:marker-end-width="0.358cm" draw:fill="solid" draw:fill-color="#ffffff" draw:textarea-horizontal-align="justify" draw:textarea-vertical-align="middle" draw:auto-grow-height="false" fo:min-height="2.771cm" fo:min-width="3.697cm" fo:padding-top="0.177cm" fo:padding-bottom="0.177cm" fo:padding-left="0.302cm" fo:padding-right="0.302cm"/>
      <style:paragraph-properties style:writing-mode="lr-tb"/>
    </style:style>
    <style:style style:name="gr45" style:family="graphic" style:parent-style-name="standard" style:list-style-name="L1">
      <style:graphic-properties draw:stroke="solid" svg:stroke-width="0.106cm" svg:stroke-color="#ff860d" draw:marker-start-width="0.359cm" draw:marker-end-width="0.359cm" draw:fill-color="#ffffff" draw:textarea-horizontal-align="justify" draw:textarea-vertical-align="middle" draw:auto-grow-height="false" fo:min-height="3.35cm" fo:min-width="3.966cm" fo:padding-top="0.178cm" fo:padding-bottom="0.178cm" fo:padding-left="0.303cm" fo:padding-right="0.303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48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49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739cm" fo:min-width="2.792cm" fo:padding-top="0.178cm" fo:padding-bottom="0.178cm" fo:padding-left="0.303cm" fo:padding-right="0.303cm"/>
      <style:paragraph-properties style:writing-mode="lr-tb"/>
    </style:style>
    <style:style style:name="gr50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51" style:family="graphic" style:parent-style-name="standard" style:list-style-name="L1">
      <style:graphic-properties draw:stroke="dash" draw:stroke-dash="Dot" svg:stroke-width="0.106cm" svg:stroke-color="#2a6099" draw:marker-start-width="0.359cm" draw:marker-end-width="0.359cm" draw:fill="bitmap" draw:fill-color="#ffffff" draw:fill-image-name="_35__20_Percent" draw:textarea-horizontal-align="justify" draw:textarea-vertical-align="middle" draw:auto-grow-height="false" fo:min-height="10.448cm" fo:min-width="16.849cm" fo:padding-top="0.178cm" fo:padding-bottom="0.178cm" fo:padding-left="0.303cm" fo:padding-right="0.303cm"/>
      <style:paragraph-properties style:writing-mode="lr-tb"/>
    </style:style>
    <style:style style:name="gr52" style:family="graphic" style:parent-style-name="standard" style:list-style-name="L1">
      <style:graphic-properties draw:stroke="solid" svg:stroke-width="0.106cm" svg:stroke-color="#069a2e" draw:marker-start-width="0.359cm" draw:marker-end-width="0.359cm" draw:fill-color="#ffffff" draw:textarea-horizontal-align="justify" draw:textarea-vertical-align="middle" draw:auto-grow-height="false" fo:min-height="2.843cm" fo:min-width="10.497cm" fo:padding-top="0.178cm" fo:padding-bottom="0.178cm" fo:padding-left="0.303cm" fo:padding-right="0.303cm"/>
      <style:paragraph-properties style:writing-mode="lr-tb"/>
    </style:style>
    <style:style style:name="gr53" style:family="graphic" style:parent-style-name="standard" style:list-style-name="L1">
      <style:graphic-properties draw:stroke="solid" svg:stroke-width="0.106cm" svg:stroke-color="#ffffff" draw:marker-start-width="0.359cm" draw:marker-end-width="0.359cm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4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3.135cm" fo:min-width="7.616cm" fo:padding-top="0.178cm" fo:padding-bottom="0.178cm" fo:padding-left="0.303cm" fo:padding-right="0.303cm"/>
      <style:paragraph-properties style:writing-mode="lr-tb"/>
    </style:style>
    <style:style style:name="gr55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106cm" svg:stroke-color="#00a933" draw:marker-start-width="0.359cm" draw:marker-end-width="0.359cm" draw:fill-color="#ffffff" draw:textarea-horizontal-align="justify" draw:textarea-vertical-align="middle" draw:auto-grow-height="false" fo:min-height="2.244cm" fo:min-width="5.054cm" fo:padding-top="0.178cm" fo:padding-bottom="0.178cm" fo:padding-left="0.303cm" fo:padding-right="0.303cm"/>
      <style:paragraph-properties style:writing-mode="lr-tb"/>
    </style:style>
    <style:style style:name="gr5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58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244cm" fo:min-width="9.594cm" fo:padding-top="0.178cm" fo:padding-bottom="0.178cm" fo:padding-left="0.303cm" fo:padding-right="0.303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106cm" svg:stroke-color="#ffffff" draw:marker-start-width="0.359cm" draw:marker-end-width="0.359cm" draw:fill="solid" draw:fill-color="#ffffff" draw:textarea-horizontal-align="justify" draw:textarea-vertical-align="middle" draw:auto-grow-height="false" fo:min-height="2.644cm" fo:min-width="4.894cm" fo:padding-top="0.178cm" fo:padding-bottom="0.178cm" fo:padding-left="0.303cm" fo:padding-right="0.303cm"/>
      <style:paragraph-properties style:writing-mode="lr-tb"/>
    </style:style>
    <style:style style:name="gr60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1.844cm" fo:min-width="2.294cm" fo:padding-top="0.178cm" fo:padding-bottom="0.178cm" fo:padding-left="0.303cm" fo:padding-right="0.303cm"/>
      <style:paragraph-properties style:writing-mode="lr-tb"/>
    </style:style>
    <style:style style:name="gr61" style:family="graphic" style:parent-style-name="standard" style:list-style-name="L1">
      <style:graphic-properties draw:stroke="solid" svg:stroke-width="0.106cm" svg:stroke-color="#81d41a" draw:marker-start-width="0.359cm" draw:marker-end-width="0.359cm" draw:fill-color="#ffffff" draw:textarea-horizontal-align="justify" draw:textarea-vertical-align="middle" draw:auto-grow-height="false" fo:min-height="1.644cm" fo:min-width="5.194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1">
      <style:graphic-properties draw:stroke="none" svg:stroke-width="0.106cm" svg:stroke-color="#ffffff" draw:marker-start-width="0.359cm" draw:marker-end-width="0.359cm" draw:fill="none" draw:fill-color="#ffffff" draw:textarea-horizontal-align="justify" draw:textarea-vertical-align="middle" draw:auto-grow-height="false" fo:min-height="2.244cm" fo:min-width="3.966cm" fo:padding-top="0.178cm" fo:padding-bottom="0.178cm" fo:padding-left="0.303cm" fo:padding-right="0.303cm"/>
      <style:paragraph-properties style:writing-mode="lr-tb"/>
    </style:style>
    <style:style style:name="gr64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5" style:family="graphic" style:parent-style-name="standard" style:list-style-name="L1">
      <style:graphic-properties draw:stroke="solid" svg:stroke-width="0.106cm" svg:stroke-color="#ed4c05" draw:marker-start-width="0.359cm" draw:marker-end-width="0.359cm" draw:fill-color="#ffffff" draw:textarea-horizontal-align="justify" draw:textarea-vertical-align="middle" draw:auto-grow-height="false" fo:min-height="2.244cm" fo:min-width="3.714cm" fo:padding-top="0.178cm" fo:padding-bottom="0.178cm" fo:padding-left="0.303cm" fo:padding-right="0.303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0cm" fo:min-width="0.487cm"/>
    </style:style>
    <style:style style:name="gr67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68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69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6.844cm" fo:min-width="8.794cm" fo:padding-top="0.178cm" fo:padding-bottom="0.178cm" fo:padding-left="0.303cm" fo:padding-right="0.303cm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0cm" fo:min-width="9.713cm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6.216cm" fo:min-width="0cm"/>
    </style:style>
    <style:style style:name="gr72" style:family="graphic" style:parent-style-name="standard">
      <style:graphic-properties draw:textarea-horizontal-align="justify" draw:textarea-vertical-align="middle" draw:auto-grow-height="false" fo:min-height="1.257cm" fo:min-width="0cm"/>
    </style:style>
    <style:style style:name="gr73" style:family="graphic" style:parent-style-name="standard" style:list-style-name="L1">
      <style:graphic-properties draw:stroke="solid" svg:stroke-width="0.106cm" svg:stroke-color="#111111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4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1.444cm" fo:min-width="3.966cm" fo:padding-top="0.178cm" fo:padding-bottom="0.178cm" fo:padding-left="0.303cm" fo:padding-right="0.303cm"/>
      <style:paragraph-properties style:writing-mode="lr-tb"/>
    </style:style>
    <style:style style:name="gr75" style:family="graphic" style:parent-style-name="standard" style:list-style-name="L1">
      <style:graphic-properties draw:stroke="solid" svg:stroke-width="0.106cm" svg:stroke-color="#ffffff" draw:marker-start-width="0.359cm" draw:marker-end-width="0.359cm" draw:fill="none" draw:fill-color="#81d41a" draw:textarea-horizontal-align="justify" draw:textarea-vertical-align="middle" draw:auto-grow-height="false" fo:min-height="2.244cm" fo:min-width="4.894cm" fo:padding-top="0.178cm" fo:padding-bottom="0.178cm" fo:padding-left="0.303cm" fo:padding-right="0.303cm"/>
      <style:paragraph-properties style:writing-mode="lr-tb"/>
    </style:style>
    <style:style style:name="gr76" style:family="graphic" style:parent-style-name="standard" style:list-style-name="L1">
      <style:graphic-properties draw:stroke="dash" draw:stroke-dash="Dot" svg:stroke-width="0.106cm" svg:stroke-color="#81d41a" draw:marker-start-width="0.359cm" draw:marker-end-width="0.359cm" draw:fill="none" draw:fill-color="#ffffff" draw:textarea-horizontal-align="justify" draw:textarea-vertical-align="middle" draw:auto-grow-height="false" fo:min-height="3.444cm" fo:min-width="8.294cm" fo:padding-top="0.178cm" fo:padding-bottom="0.178cm" fo:padding-left="0.303cm" fo:padding-right="0.303cm"/>
      <style:paragraph-properties style:writing-mode="lr-tb"/>
    </style:style>
    <style:style style:name="gr77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78" style:family="graphic" style:parent-style-name="standard">
      <style:graphic-properties draw:textarea-horizontal-align="justify" draw:textarea-vertical-align="middle" draw:auto-grow-height="false" fo:min-height="2.554cm" fo:min-width="0cm"/>
    </style:style>
    <style:style style:name="gr79" style:family="graphic" style:parent-style-name="standard" style:list-style-name="L1">
      <style:graphic-properties draw:stroke="dash" draw:stroke-dash="Ultrafine_20_Dashed" svg:stroke-width="0.106cm" svg:stroke-color="#355269" draw:marker-start-width="0.359cm" draw:marker-end-width="0.359cm" draw:fill-color="#ffffff" draw:textarea-horizontal-align="justify" draw:textarea-vertical-align="middle" draw:auto-grow-height="false" fo:min-height="0.344cm" fo:min-width="4.694cm" fo:padding-top="0.178cm" fo:padding-bottom="0.178cm" fo:padding-left="0.303cm" fo:padding-right="0.303cm"/>
      <style:paragraph-properties style:writing-mode="lr-tb"/>
    </style:style>
    <style:style style:name="gr80" style:family="graphic" style:parent-style-name="standard" style:list-style-name="L1">
      <style:graphic-properties draw:stroke="solid" svg:stroke-width="0.106cm" svg:stroke-color="#800080" draw:marker-start-width="0.359cm" draw:marker-end-width="0.359cm" draw:fill-color="#ffffff" draw:textarea-horizontal-align="justify" draw:textarea-vertical-align="middle" draw:auto-grow-height="false" fo:min-height="2.244cm" fo:min-width="2.694cm" fo:padding-top="0.178cm" fo:padding-bottom="0.178cm" fo:padding-left="0.303cm" fo:padding-right="0.303cm"/>
      <style:paragraph-properties style:writing-mode="lr-tb"/>
    </style:style>
    <style:style style:name="gr81" style:family="graphic" style:parent-style-name="standard">
      <style:graphic-properties draw:textarea-horizontal-align="justify" draw:textarea-vertical-align="middle" draw:auto-grow-height="false" fo:min-height="11.705cm" fo:min-width="0cm"/>
    </style:style>
    <style:style style:name="gr82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7.041cm" fo:min-width="5.979cm" fo:padding-top="0.178cm" fo:padding-bottom="0.178cm" fo:padding-left="0.303cm" fo:padding-right="0.303cm"/>
    </style:style>
    <style:style style:name="gr83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245cm" fo:min-width="2.986cm" fo:padding-top="0.178cm" fo:padding-bottom="0.178cm" fo:padding-left="0.303cm" fo:padding-right="0.303cm"/>
      <style:paragraph-properties style:writing-mode="lr-tb"/>
    </style:style>
    <style:style style:name="gr84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654cm"/>
      <style:paragraph-properties style:writing-mode="lr-tb"/>
    </style:style>
    <style:style style:name="gr86" style:family="graphic" style:parent-style-name="standard">
      <style:graphic-properties draw:stroke="dash" draw:stroke-dash="Dashed_20__28_var_29_" svg:stroke-width="0.106cm" svg:stroke-color="#e8a202" draw:marker-start-width="0.359cm" draw:marker-end-width="0.359cm" draw:fill="none" draw:textarea-horizontal-align="justify" draw:textarea-vertical-align="middle" draw:auto-grow-height="false" fo:min-height="3.639cm" fo:min-width="6.11cm" fo:padding-top="0.178cm" fo:padding-bottom="0.178cm" fo:padding-left="0.303cm" fo:padding-right="0.303cm"/>
    </style:style>
    <style:style style:name="gr87" style:family="graphic" style:parent-style-name="standard" style:list-style-name="L1">
      <style:graphic-properties draw:stroke="none" svg:stroke-width="0.106cm" svg:stroke-color="#e8a202" draw:marker-start-width="0.359cm" draw:marker-end-width="0.359cm" draw:fill="none" draw:fill-color="#ffffff" draw:textarea-horizontal-align="justify" draw:textarea-vertical-align="middle" draw:auto-grow-height="false" fo:min-height="1.446cm" fo:min-width="4.873cm" fo:padding-top="0.178cm" fo:padding-bottom="0.178cm" fo:padding-left="0.303cm" fo:padding-right="0.303cm"/>
      <style:paragraph-properties style:writing-mode="lr-tb"/>
    </style:style>
    <style:style style:name="gr88" style:family="graphic" style:parent-style-name="standard">
      <style:graphic-properties draw:stroke="dash" svg:stroke-width="0.106cm" svg:stroke-color="#069a2e" draw:marker-start-width="0.359cm" draw:marker-end-width="0.359cm" draw:fill-color="#ffffff" draw:textarea-horizontal-align="justify" draw:textarea-vertical-align="middle" draw:auto-grow-height="false" fo:min-height="1.446cm" fo:min-width="5.194cm" fo:padding-top="0.178cm" fo:padding-bottom="0.178cm" fo:padding-left="0.303cm" fo:padding-right="0.303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 style:writing-mode="lr-tb"/>
      <style:text-properties fo:font-size="17.8999996185303pt" fo:font-weight="bold"/>
    </style:style>
    <style:style style:name="P2" style:family="paragraph">
      <loext:graphic-properties draw:fill-color="#ffffff"/>
      <style:paragraph-properties fo:text-align="center" style:writing-mode="lr-tb"/>
      <style:text-properties fo:font-size="17.8999996185303pt" fo:font-weight="bold"/>
    </style:style>
    <style:style style:name="P3" style:family="paragraph">
      <loext:graphic-properties draw:fill="bitmap" draw:fill-color="#ffffff" draw:fill-image-name="_35__20_Percent"/>
      <style:paragraph-properties fo:text-align="center" style:writing-mode="lr-tb"/>
      <style:text-properties fo:font-size="17.8999996185303pt" fo:font-weight="bold"/>
    </style:style>
    <style:style style:name="P4" style:family="paragraph">
      <loext:graphic-properties draw:fill="solid"/>
      <style:paragraph-properties fo:text-align="center"/>
      <style:text-properties fo:font-weight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ea7500" fo:font-size="17.8999996185303pt" fo:font-weight="bold"/>
    </style:style>
    <style:style style:name="P8" style:family="paragraph">
      <loext:graphic-properties draw:fill="none" draw:fill-color="#ffffff"/>
      <style:paragraph-properties style:writing-mode="lr-tb"/>
      <style:text-properties fo:font-size="17.8999996185303pt" fo:font-weight="bold" style:font-weight-asian="bold" style:font-weight-complex="bold"/>
    </style:style>
    <style:style style:name="P9" style:family="paragraph">
      <style:paragraph-properties fo:text-align="center" style:writing-mode="lr-tb"/>
      <style:text-properties fo:color="#1c1c1c" fo:font-size="17.8999996185303pt" fo:font-weight="bold"/>
    </style:style>
    <style:style style:name="P10" style:family="paragraph">
      <loext:graphic-properties draw:fill-color="#ffffff"/>
      <style:paragraph-properties fo:text-align="center" style:writing-mode="lr-tb"/>
      <style:text-properties fo:color="#1c1c1c" fo:font-size="17.8999996185303pt" fo:font-weight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4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7.8999996185303pt" fo:font-weight="bold"/>
    </style:style>
    <style:style style:name="P15" style:family="paragraph">
      <loext:graphic-properties draw:fill="bitmap" draw:fill-color="#ffffff" draw:fill-image-name="_35__20_Percent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8pt" fo:font-weight="bold"/>
    </style:style>
    <style:style style:name="P1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8pt" fo:font-weight="bold"/>
    </style:style>
    <style:style style:name="P2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fo:font-weight="bold"/>
    </style:style>
    <style:style style:name="P27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5983b0" fo:font-size="17.8999996185303pt" fo:font-weight="bold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5429" fo:font-size="17.8999996185303pt" fo:font-weight="bold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860d" fo:font-size="17.8999996185303pt" fo:font-weight="bold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a933" fo:font-size="17.8999996185303pt" fo:font-weight="bold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7.8999996185303pt" fo:font-weight="bold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6pt" fo:font-weight="bold" style:font-size-asian="16pt" style:font-size-complex="16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3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5pt" fo:font-weight="bold" style:font-size-asian="15pt" style:font-size-complex="15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1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111111" fo:font-size="16pt" fo:font-weight="bold" style:font-size-asian="16pt" style:font-size-complex="16pt"/>
    </style:style>
    <style:style style:name="P4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4pt" fo:font-weight="bold"/>
    </style:style>
    <style:style style:name="P43" style:family="paragraph">
      <loext:graphic-properties draw:fill="none" draw:fill-color="#81d41a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4pt" fo:font-weight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1d41a" fo:font-size="16pt" fo:font-weight="bold"/>
    </style:style>
    <style:style style:name="P46" style:family="paragraph"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4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800080" fo:font-size="18pt" fo:font-weight="bold"/>
    </style:style>
    <style:style style:name="P4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1pt" fo:font-weight="bold" style:font-size-asian="16pt" style:font-size-complex="16pt"/>
    </style:style>
    <style:style style:name="P5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fo:font-size="11pt" fo:font-weight="bold" style:font-size-asian="16pt" style:font-size-complex="16pt"/>
    </style:style>
    <style:style style:name="T1" style:family="text">
      <style:text-properties fo:font-size="18pt" fo:font-weight="bold"/>
    </style:style>
    <style:style style:name="T2" style:family="text">
      <style:text-properties fo:color="#ea7500" fo:font-size="18pt" fo:font-weight="bold"/>
    </style:style>
    <style:style style:name="T3" style:family="text">
      <style:text-properties fo:color="#ea7500" fo:font-size="17.8999996185303pt" fo:font-weight="bold"/>
    </style:style>
    <style:style style:name="T4" style:family="text">
      <style:text-properties fo:font-size="17.8999996185303pt" fo:font-weight="bold" style:font-weight-asian="bold" style:font-weight-complex="bold"/>
    </style:style>
    <style:style style:name="T5" style:family="text">
      <style:text-properties fo:color="#1c1c1c" fo:font-size="18pt" fo:font-weight="bold"/>
    </style:style>
    <style:style style:name="T6" style:family="text">
      <style:text-properties fo:color="#3465a4" fo:font-size="6pt" fo:font-weight="bold" style:font-size-asian="6pt" style:font-weight-asian="bold" style:font-size-complex="6pt" style:font-weight-complex="bold"/>
    </style:style>
    <style:style style:name="T7" style:family="text">
      <style:text-properties fo:color="#3465a4" fo:font-size="17.8999996185303pt" fo:font-weight="bold" style:font-weight-asian="bold" style:font-weight-complex="bold"/>
    </style:style>
    <style:style style:name="T8" style:family="text">
      <style:text-properties fo:font-size="6pt" fo:font-weight="bold" style:font-size-asian="6pt" style:font-weight-asian="bold" style:font-size-complex="6pt" style:font-weight-complex="bold"/>
    </style:style>
    <style:style style:name="T9" style:family="text">
      <style:text-properties fo:color="#069a2e" fo:font-size="17.8999996185303pt" fo:font-weight="bold" style:font-weight-asian="bold" style:font-weight-complex="bold"/>
    </style:style>
    <style:style style:name="T10" style:family="text">
      <style:text-properties fo:color="#ea7500" fo:font-size="17.8999996185303pt" fo:font-weight="bold" style:font-weight-asian="bold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5983b0" fo:font-size="18pt" fo:font-weight="bold" style:font-weight-asian="bold" style:font-weight-complex="bold"/>
    </style:style>
    <style:style style:name="T13" style:family="text">
      <style:text-properties fo:color="#5983b0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69a2e" fo:font-size="18pt" fo:font-weight="bold" style:font-weight-asian="bold" style:font-weight-complex="bold"/>
    </style:style>
    <style:style style:name="T15" style:family="text">
      <style:text-properties fo:color="#ff5429" fo:font-size="18pt" fo:font-weight="bold" style:font-weight-asian="bold" style:font-weight-complex="bold"/>
    </style:style>
    <style:style style:name="T16" style:family="text">
      <style:text-properties fo:color="#ff860d" fo:font-size="18pt" fo:font-weight="bold" style:font-weight-asian="bold" style:font-weight-complex="bold"/>
    </style:style>
    <style:style style:name="T17" style:family="text">
      <style:text-properties fo:color="#5983b0" fo:font-size="17.7999992370605pt" fo:font-weight="bold" style:font-size-asian="17.7999992370605pt" style:font-weight-asian="bold" style:font-size-complex="17.7999992370605pt" style:font-weight-complex="bold"/>
    </style:style>
    <style:style style:name="T18" style:family="text">
      <style:text-properties fo:color="#00a933" fo:font-size="18pt" fo:font-weight="bold" style:font-weight-asian="bold" style:font-weight-complex="bold"/>
    </style:style>
    <style:style style:name="T19" style:family="text">
      <style:text-properties fo:color="#111111" fo:font-size="18pt" fo:font-weight="bold" style:font-weight-asian="bold" style:font-weight-complex="bold"/>
    </style:style>
    <style:style style:name="T20" style:family="text">
      <style:text-properties fo:color="#111111" fo:font-size="16pt" fo:font-weight="bold" style:font-size-asian="16pt" style:font-weight-asian="bold" style:font-size-complex="16pt" style:font-weight-complex="bold"/>
    </style:style>
    <style:style style:name="T21" style:family="text">
      <style:text-properties fo:color="#3465a4" fo:font-size="16pt" fo:font-weight="bold" style:font-size-asian="16pt" style:font-weight-asian="bold" style:font-size-complex="16pt" style:font-weight-complex="bold"/>
    </style:style>
    <style:style style:name="T22" style:family="text">
      <style:text-properties fo:color="#111111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81d41a" fo:font-size="14pt" fo:font-weight="bold" style:font-weight-asian="bold" style:font-weight-complex="bold"/>
    </style:style>
    <style:style style:name="T24" style:family="text">
      <style:text-properties fo:color="#81d41a" fo:font-size="14pt" fo:font-weight="bold" style:font-size-asian="16pt" style:font-weight-asian="bold" style:font-size-complex="16pt" style:font-weight-complex="bold"/>
    </style:style>
    <style:style style:name="T25" style:family="text">
      <style:text-properties fo:color="#666666" fo:font-size="14pt" fo:font-weight="bold" style:font-size-asian="16pt" style:font-weight-asian="bold" style:font-size-complex="16pt" style:font-weight-complex="bold"/>
    </style:style>
    <style:style style:name="T26" style:family="text">
      <style:text-properties fo:color="#81d41a" fo:font-size="16pt" fo:font-weight="bold" style:font-weight-asian="bold" style:font-weight-complex="bold"/>
    </style:style>
    <style:style style:name="T27" style:family="text">
      <style:text-properties fo:color="#800080" fo:font-size="18pt" fo:font-weight="bold" style:font-weight-asian="bold" style:font-weight-complex="bold"/>
    </style:style>
    <style:style style:name="T28" style:family="text">
      <style:text-properties fo:font-variant="normal" fo:text-transform="none" fo:color="#3465a4" style:text-outline="false" style:text-line-through-style="none" style:text-line-through-type="none" style:font-name="Liberation Sans" fo:font-size="11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custom-shape draw:style-name="gr1" draw:text-style-name="P2" draw:layer="layout" svg:width="4.354cm" svg:height="2.6cm" svg:x="0.83cm" svg:y="3.896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354cm" svg:height="2.6cm" svg:x="17.959cm" svg:y="2.895cm">
          <text:p text:style-name="P1"><text:span text:style-name="T1">COMPUTER</text:span></text:p>
          <text:p text:style-name="P1"><text:span text:style-name="T1">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3.897cm" svg:x2="2.719cm" svg:y2="3.297cm">
          <text:p/>
        </draw:line>
        <draw:custom-shape draw:style-name="gr4" draw:text-style-name="P5" draw:layer="layout" svg:width="9.78cm" svg:height="7.795cm" draw:transform="skewX (-0.0190240888467382) translate (0.551cm 1.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443cm" svg:height="7.795cm" svg:x="17.415cm" svg:y="1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354cm" svg:height="2.6cm" svg:x="5.5cm" svg:y="3.9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4.343cm" svg:y1="3.296cm" svg:x2="7.4cm" svg:y2="3.9cm">
          <text:p/>
        </draw:line>
        <draw:custom-shape draw:style-name="gr6" draw:text-style-name="P7" draw:layer="layout" svg:width="3.592cm" svg:height="1.601cm" svg:x="18.331cm" svg:y="1.198cm">
          <text:p text:style-name="P6"><text:span text:style-name="T2">@ORTHO </text:span></text:p>
          <text:p text:style-name="P6"><text:span text:style-name="T2">&amp; PT 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5.479cm" svg:height="1.802cm" svg:x="4.7cm" svg:y="0.897cm">
          <text:p text:style-name="P6"><text:span text:style-name="T3">@CASHIER </text:span><text:span text:style-name="T2">UN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3.701cm" svg:height="1.802cm" svg:x="18.259cm" svg:y="5.9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5.985cm" svg:y1="7.296cm" svg:x2="18.259cm" svg:y2="7.296cm">
          <text:p/>
        </draw:line>
        <draw:frame draw:style-name="gr9" draw:text-style-name="P8" draw:layer="layout" svg:width="13.716cm" svg:height="1.643cm" svg:x="6.202cm" svg:y="9.595cm">
          <draw:text-box>
            <text:p><text:span text:style-name="T4">UNIT DISTANCE: </text:span><text:span text:style-name="T4">12meters </text:span><text:span text:style-name="T4">(approx.)</text:span></text:p>
          </draw:text-box>
        </draw:frame>
        <draw:custom-shape draw:style-name="gr10" draw:text-style-name="P2" draw:layer="layout" svg:width="4.49cm" svg:height="1.802cm" svg:x="11.4cm" svg:y="6.396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4.243cm" svg:y1="3.296cm" svg:x2="17.959cm" svg:y2="3.296cm">
          <text:p/>
        </draw:line>
        <draw:custom-shape draw:style-name="gr8" draw:text-style-name="P2" draw:layer="layout" svg:width="3.701cm" svg:height="1.802cm" svg:x="3.384cm" svg:y="6.796cm">
          <text:p text:style-name="P1"><text:span text:style-name="T1">Local Unit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0" draw:layer="layout" svg:width="3.483cm" svg:height="2cm" svg:x="0.86cm" svg:y="1.597cm">
          <text:p text:style-name="P9"><text:span text:style-name="T5">Mini</text:span></text:p>
          <text:p text:style-name="P9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13" draw:text-style-name="P8" draw:layer="layout" svg:width="22.86cm" svg:height="9.991cm" svg:x="0.868cm" svg:y="1.596cm">
          <draw:text-box>
            <text:p><text:span text:style-name="T6"/></text:p>
            <text:p><text:span text:style-name="T6"/></text:p>
            <text:p><text:span text:style-name="T7">MICROSOFT </text:span><text:span text:style-name="T7">WINDOWS </text:span><text:span text:style-name="T7">OPERATING </text:span><text:span text:style-name="T7">SYSTEM (OS)</text:span></text:p>
            <text:p text:style-name="P12"><text:span text:style-name="T4">+BATCH </text:span><text:span text:style-name="T4">COMMAND FILE</text:span></text:p>
            <text:p text:style-name="P12"><text:span text:style-name="T8"/></text:p>
            <text:p><text:span text:style-name="T9">MICROSOFT </text:span><text:span text:style-name="T9">EXCEL </text:span><text:span text:style-name="T9">WORKBOOK</text:span></text:p>
            <text:p><text:span text:style-name="T4">+MACRO </text:span><text:span text:style-name="T4">(VISUAL BASIC </text:span><text:span text:style-name="T4">FOR </text:span><text:span text:style-name="T4">APPLICATIONS)</text:span></text:p>
            <text:p><text:span text:style-name="T4">+JAVA </text:span><text:span text:style-name="T4">COMPUTER </text:span><text:span text:style-name="T4">LANGUAGE </text:span><text:span text:style-name="T4">WITH VIRTUAL </text:span><text:span text:style-name="T4">MACHINE (VM)</text:span></text:p>
            <text:p><text:span text:style-name="T4">+PHP </text:span><text:span text:style-name="T4">HYPERTEXT </text:span><text:span text:style-name="T4">PREPROCESSO</text:span><text:span text:style-name="T4">R (PHP) </text:span><text:span text:style-name="T4">COMMAND</text:span></text:p>
            <text:p><text:span text:style-name="T4">+MYSQL </text:span><text:span text:style-name="T4">(STRUCTURED </text:span><text:span text:style-name="T4">QUERY </text:span><text:span text:style-name="T4">LANGUAGE) </text:span><text:span text:style-name="T4">DATABASE (DB)</text:span></text:p>
            <text:p><text:span text:style-name="T8"/></text:p>
            <text:p><text:span text:style-name="T10">APACHE WEB </text:span><text:span text:style-name="T10">SERVER</text:span></text:p>
          </draw:text-box>
        </draw:frame>
        <draw:custom-shape draw:style-name="gr14" draw:text-style-name="P14" draw:layer="layout" svg:width="22.315cm" svg:height="1.199cm" svg:x="0.868cm" svg:y="0.799cm">
          <text:p text:style-name="P13"><text:span text:style-name="T11">SELECT INFORMATION TECHNOLOGY (IT) DEVELOPMENT TOOLS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custom-shape draw:style-name="gr15" draw:text-style-name="P15" draw:layer="layout" svg:width="17.455cm" svg:height="14.598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7" draw:layer="layout" svg:width="5.5cm" svg:height="2.6cm" svg:x="12.9cm" svg:y="0.8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8" draw:layer="layout" svg:width="10.599cm" svg:height="3.491cm" svg:x="0.851cm" svg:y="7.7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9" draw:layer="layout" svg:width="10.749cm" svg:height="3.199cm" svg:x="0.851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4" draw:layer="layout" svg:width="4.572cm" svg:height="2.6cm" svg:x="1.177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1" draw:layer="layout" svg:width="4.572cm" svg:height="2.6cm" svg:x="1.326cm" svg:y="8.095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1" draw:layer="layout" svg:width="4.572cm" svg:height="2.6cm" svg:x="6.334cm" svg:y="8.095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2" draw:layer="layout" svg:width="0.653cm" svg:height="1.3cm" svg:x="8.47cm" svg:y="10.695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5" draw:text-style-name="P23" draw:layer="layout" svg:width="11.212cm" svg:height="6.399cm" svg:x="18.377cm" svg:y="8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5" draw:layer="layout" svg:width="4.572cm" svg:height="2.6cm" svg:x="18.608cm" svg:y="8.294cm">
          <text:p text:style-name="P24"><text:span text:style-name="T16">APACHE </text:span></text:p>
          <text:p text:style-name="P24"><text:span text:style-name="T16">WEB 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7.907cm" svg:height="0.499cm" svg:x="10.905cm" svg:y="13.296cm">
          <text:p/>
          <draw:enhanced-geometry svg:viewBox="0 0 21600 21600" draw:text-areas="0 ?f0 ?f5 ?f2" draw:type="right-arrow" draw:modifiers="19787.5549968573 8841.2645590682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22" draw:layer="layout" svg:width="1.593cm" svg:height="0.6cm" svg:x="23.193cm" svg:y="13.095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9" draw:text-style-name="P22" draw:layer="layout" svg:width="0.653cm" svg:height="1.399cm" svg:x="26.8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26" draw:layer="layout" svg:width="11.385cm" svg:height="14.598cm" svg:x="0.41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7" draw:layer="layout" svg:width="4.137cm" svg:height="2.6cm" svg:x="1.068cm" svg:y="11.795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CASHIER UNIT</text:span></text:p>
          <text:p text:style-name="P16"><text:span text:style-name="T17">CLIENT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2" draw:layer="layout" svg:width="0.653cm" svg:height="1.3cm" svg:x="28.129cm" svg:y="3.896cm">
          <text:p/>
          <draw:enhanced-geometry svg:viewBox="0 0 21600 21600" draw:mirror-horizontal="false" draw:mirror-vertical="false" draw:text-areas="?f0 ?f7 ?f2 21600" draw:type="up-arrow" draw:modifiers="10329.7644539615 7188.0199667221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3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29" draw:layer="layout" svg:width="5.483cm" svg:height="2.6cm" svg:x="5.8cm" svg:y="11.995cm">
          <text:p text:style-name="P24"><text:span text:style-name="T16">PHP COMMAND </text:span></text:p>
          <text:p text:style-name="P24"><text:span text:style-name="T16">WEB ADDR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0.952cm" svg:y="6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26.5cm 6.6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0" draw:text-style-name="P33" draw:layer="layout" svg:width="3.3cm" svg:height="2.6cm" svg:x="26.3cm" svg:y="5.195cm">
          <text:p text:style-name="P32"><text:span text:style-name="T19">BATCH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5" draw:layer="layout" svg:width="4.572cm" svg:height="1.8cm" svg:x="12.928cm" svg:y="12.6cm">
          <text:p text:style-name="P34"><text:span text:style-name="T21">DATA PACKET</text:span></text:p>
          <text:p text:style-name="P34"><text:span text:style-name="T21">JSON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3" draw:layer="layout" svg:width="3.3cm" svg:height="2.6cm" svg:x="14.4cm" svg:y="9.5cm">
          <text:p text:style-name="P32"><text:span text:style-name="T19">BATCH </text:span></text:p>
          <text:p text:style-name="P32"><text:span text:style-name="T20">COMMAND</text:span><text:span text:style-name="T19"> 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18.8cm 11.9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2" draw:layer="layout" svg:width="0.653cm" svg:height="1.902cm" svg:x="16.829cm" svg:y="7.498cm">
          <text:p/>
          <draw:enhanced-geometry svg:viewBox="0 0 21600 21600" draw:mirror-horizontal="false" draw:mirror-vertical="false" draw:text-areas="?f0 ?f7 ?f2 21600" draw:type="up-arrow" draw:modifiers="8819.33788754598 7959.6330275229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4" draw:text-style-name="P37" draw:layer="layout" svg:width="4.3cm" svg:height="5cm" svg:x="24.9cm" svg:y="9.8cm">
          <text:p text:style-name="P36"><text:span text:style-name="T12">MYSQL</text:span></text:p>
          <text:p text:style-name="P36"><text:span text:style-name="T1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4" draw:text-style-name="P22" draw:layer="layout" svg:width="0.653cm" svg:height="1.3cm" svg:x="8.47cm" svg:y="6.8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4" draw:text-style-name="P22" draw:layer="layout" svg:width="0.653cm" svg:height="1.3cm" svg:x="8.47cm" svg:y="3.697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29" draw:layer="layout" svg:width="4.572cm" svg:height="3.706cm" svg:x="18.812cm" svg:y="10.894cm">
          <text:p text:style-name="P24"><text:span text:style-name="T16">PHP</text:span></text:p>
          <text:p text:style-name="P24"><text:span text:style-name="T16">COMPUTER</text:span></text:p>
          <text:p text:style-name="P24"><text:span text:style-name="T16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draw:layer="layout" svg:width="2.9cm" svg:height="2.2cm" svg:x="3.9cm" svg:y="5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5.723cm" svg:y="3.5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7" draw:text-style-name="P39" draw:layer="layout" svg:width="2.9cm" svg:height="2.2cm" svg:x="22.5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2" draw:layer="layout" svg:width="1.092cm" svg:height="0.6cm" draw:transform="rotate (-3.14159265358979) translate (7.9cm 6.301cm)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31" draw:layer="layout" svg:width="5.66cm" svg:height="2.6cm" svg:x="5.558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41" draw:layer="layout" svg:width="3.398cm" svg:height="2.095cm" svg:x="7.702cm" svg:y="5cm">
          <text:p text:style-name="P40"><text:span text:style-name="T20">BATCH </text:span></text:p>
          <text:p text:style-name="P40"><text:span text:style-name="T20">COMMAND </text:span></text:p>
          <text:p text:style-name="P40"><text:span text:style-name="T20">FIL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2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custom-shape draw:style-name="gr50" draw:text-style-name="P43" draw:layer="layout" svg:width="5.5cm" svg:height="2.6cm" svg:x="24.1cm" svg:y="12.1cm">
          <text:p text:style-name="P42"><text:span text:style-name="T23">GOOGLE ANDROID</text:span></text:p>
          <text:p text:style-name="P42"><text:span text:style-name="T24">@ORTHO &amp; PT UNIT</text:span></text:p>
          <text:p text:style-name="P42"><text:span text:style-name="T24">CAINTA, RIZAL</text:span></text:p>
          <text:p text:style-name="P42"><text:span text:style-name="T24">CLIENT COM </text:span></text:p>
          <text:p text:style-name="P42"><text:span text:style-name="T25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15" draw:layer="layout" svg:width="17.455cm" svg:height="10.804cm" svg:x="12.545cm" svg:y="0.59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19" draw:layer="layout" svg:width="11.103cm" svg:height="3.199cm" svg:x="18.703cm" svg:y="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4" draw:layer="layout" svg:width="4.572cm" svg:height="2.6cm" svg:x="19.03cm" svg:y="1.096cm">
          <text:p text:style-name="P13"><text:span text:style-name="T14">MICROSOFT </text:span></text:p>
          <text:p text:style-name="P13"><text:span text:style-name="T14">EXCEL </text:span></text:p>
          <text:p text:style-name="P13"><text:span text:style-name="T14">WORKBO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7.723cm" svg:y="3.796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4" draw:text-style-name="P18" draw:layer="layout" svg:width="8.222cm" svg:height="3.491cm" svg:x="13.078cm" svg:y="4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31" draw:layer="layout" svg:width="5.66cm" svg:height="2.6cm" svg:x="23.711cm" svg:y="1.296cm">
          <text:p text:style-name="P30"><text:span text:style-name="T18">MACRO </text:span></text:p>
          <text:p text:style-name="P30"><text:span text:style-name="T18">(VISUAL BASIC </text:span></text:p>
          <text:p text:style-name="P30"><text:span text:style-name="T18">FOR APPL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9" draw:layer="layout" svg:width="2.9cm" svg:height="2.2cm" svg:x="26.7cm" svg:y="5.3cm">
          <text:p text:style-name="P38"><text:span text:style-name="T22">TAB-DLTD</text:span></text:p>
          <text:p text:style-name="P38"><text:span text:style-name="T22">.TXT FILE </text:span></text:p>
          <text:p text:style-name="P38"><text:span text:style-name="T22">[PAYSLIP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22" draw:layer="layout" svg:width="1.548cm" svg:height="0.6cm" svg:x="25.053cm" svg:y="6.001cm">
          <text:p/>
          <draw:enhanced-geometry svg:viewBox="0 0 21600 21600" draw:text-areas="0 ?f0 ?f5 ?f2" draw:type="right-arrow" draw:modifiers="14724.5901639344 8374.043261231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9" draw:text-style-name="P22" draw:layer="layout" svg:width="1.092cm" svg:height="0.6cm" draw:transform="rotate (-3.14159265358979) translate (22.144cm 6.6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6" draw:layer="layout" svg:width="10.2cm" svg:height="3.6cm" svg:x="19.8cm" svg:y="11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17" draw:layer="layout" svg:width="5.5cm" svg:height="3cm" svg:x="12.9cm" svg:y="1cm">
          <text:p text:style-name="P16"><text:span text:style-name="T12">MICROSOFT</text:span></text:p>
          <text:p text:style-name="P16"><text:span text:style-name="T12">WINDOWS</text:span></text:p>
          <text:p text:style-name="P16"><text:span text:style-name="T13">@ORTHO &amp; PT UNIT</text:span></text:p>
          <text:p text:style-name="P16"><text:span text:style-name="T13">CAINTA, RIZAL</text:span></text:p>
          <text:p text:style-name="P16"><text:span text:style-name="T13">SERVER CO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draw:layer="layout" svg:width="2.9cm" svg:height="2.2cm" svg:x="18.1cm" svg:y="8.6cm">
          <text:p text:style-name="P38"><text:span text:style-name="T22">.TXT FILE </text:span></text:p>
          <text:p text:style-name="P38"><text:span text:style-name="T22">[SMS DAY</text:span></text:p>
          <text:p text:style-name="P38"><text:span text:style-name="T22">REPORT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8" draw:layer="layout" svg:width="5.8cm" svg:height="2cm" svg:x="22.2cm" svg:y="8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28" draw:layer="layout" svg:width="4.572cm" svg:height="2.6cm" svg:x="12.687cm" svg:y="4.898cm">
          <text:p text:style-name="P20"><text:span text:style-name="T15">JAVA </text:span></text:p>
          <text:p text:style-name="P20"><text:span text:style-name="T15">VIRTUAL</text:span></text:p>
          <text:p text:style-name="P20"><text:span text:style-name="T15">MACHI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45" draw:layer="layout" svg:width="4.572cm" svg:height="2.6cm" svg:x="22.9cm" svg:y="8.5cm">
          <text:p text:style-name="P44"><text:span text:style-name="T26">GOOGLE ANDROID </text:span></text:p>
          <text:p text:style-name="P44"><text:span text:style-name="T26">DEBUG DE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3.547cm" svg:y="7.4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4" draw:text-style-name="P33" draw:layer="layout" svg:width="3.3cm" svg:height="2.6cm" svg:x="22.2cm" svg:y="5.2cm">
          <text:p text:style-name="P32"><text:span text:style-name="T19">BATCH</text:span></text:p>
          <text:p text:style-name="P32"><text:span text:style-name="T20">COMMAND</text:span></text:p>
          <text:p text:style-name="P32"><text:span text:style-name="T19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19.2cm" svg:y="7.29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5" draw:text-style-name="P21" draw:layer="layout" svg:width="4.32cm" svg:height="2.6cm" svg:x="16.632cm" svg:y="4.898cm">
          <text:p text:style-name="P20"><text:span text:style-name="T15">JAVA </text:span></text:p>
          <text:p text:style-name="P20"><text:span text:style-name="T15">COMPUTER</text:span></text:p>
          <text:p text:style-name="P20"><text:span text:style-name="T15">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22" draw:layer="layout" svg:width="1.092cm" svg:height="0.6cm" draw:transform="rotate (-3.14159265358979) translate (22.192cm 10cm)">
          <text:p/>
          <draw:enhanced-geometry svg:viewBox="0 0 21600 21600" draw:text-areas="0 ?f0 ?f5 ?f2" draw:type="right-arrow" draw:modifiers="14248.4903934126 7727.1214642262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7" draw:text-style-name="P33" draw:layer="layout" svg:width="3.3cm" svg:height="2.6cm" svg:x="20.2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2" draw:layer="layout" svg:width="0.653cm" svg:height="1.399cm" svg:x="22.747cm" svg:y="10.8cm">
          <text:p/>
          <draw:enhanced-geometry svg:viewBox="0 0 21600 21600" draw:text-areas="?f0 0 ?f2 ?f5" draw:type="down-arrow" draw:modifiers="12947.0529470529 8014.6422628951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8" draw:text-style-name="P43" draw:layer="layout" svg:width="5.5cm" svg:height="2.6cm" svg:x="1.5cm" svg:y="8.5cm">
          <text:p text:style-name="P42"><text:span text:style-name="T23">GOOGLE ANDROID</text:span></text:p>
          <text:p text:style-name="P42"><text:span text:style-name="T24">@MOSC UNIT </text:span></text:p>
          <text:p text:style-name="P42"><text:span text:style-name="T24">MARIKINA CITY</text:span></text:p>
          <text:p text:style-name="P42"><text:span text:style-name="T24">CLIENT COM</text:span></text:p>
          <text:p text:style-name="P42"><text:span text:style-name="T25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draw:layer="layout" svg:width="9.4cm" svg:height="7.2cm" svg:x="1.5cm" svg:y="8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46" draw:layer="layout" svg:width="10.4cm" svg:height="0.704cm" svg:x="9.8cm" svg:y="13.4cm">
          <text:p/>
          <draw:enhanced-geometry svg:viewBox="0 0 21600 21600" draw:mirror-horizontal="true" draw:text-areas="0 ?f0 ?f5 ?f2" draw:type="right-arrow" draw:modifiers="19948.9834462837 8258.1215469613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1" draw:text-style-name="P22" draw:layer="layout" svg:width="0.653cm" svg:height="6.698cm" svg:x="9.5cm" svg:y="2.002cm">
          <text:p/>
          <draw:enhanced-geometry svg:viewBox="0 0 21600 21600" draw:mirror-horizontal="false" draw:mirror-vertical="false" draw:text-areas="?f0 ?f7 ?f2 21600" draw:type="up-arrow" draw:modifiers="1318.76399462606 8223.8532110091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2" draw:text-style-name="P22" draw:layer="layout" svg:width="0.853cm" svg:height="1.6cm" svg:x="8.6cm" svg:y="11.2cm">
          <text:p/>
          <draw:enhanced-geometry svg:viewBox="0 0 21600 21600" draw:mirror-horizontal="false" draw:mirror-vertical="false" draw:text-areas="?f0 ?f7 ?f2 21600" draw:type="up-arrow" draw:modifiers="6421.98625858838 8245.43325526932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3" draw:text-style-name="P33" draw:layer="layout" svg:width="3.3cm" svg:height="2.6cm" svg:x="6.5cm" svg:y="12.3cm">
          <text:p text:style-name="P32"><text:span text:style-name="T19">SMS MAIL</text:span></text:p>
          <text:p text:style-name="P32"><text:span text:style-name="T19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35" draw:layer="layout" svg:width="4.572cm" svg:height="1.8cm" svg:x="13.528cm" svg:y="12.8cm">
          <text:p text:style-name="P34"><text:span text:style-name="T21">DATA PACKET</text:span></text:p>
          <text:p text:style-name="P34"><text:span text:style-name="T21">SMS FORM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43" draw:layer="layout" svg:width="5.5cm" svg:height="2.6cm" svg:x="0.2cm" svg:y="4.1cm">
          <text:p text:style-name="P42"><text:span text:style-name="T23">GOOGLE ANDROID</text:span></text:p>
          <text:p text:style-name="P42"><text:span text:style-name="T24">@HOSPITAL UNIT </text:span></text:p>
          <text:p text:style-name="P42"><text:span text:style-name="T24">QUEZON CITY</text:span></text:p>
          <text:p text:style-name="P42"><text:span text:style-name="T24">CLIENT COM</text:span></text:p>
          <text:p text:style-name="P42"><text:span text:style-name="T25">[NON-FLIGHT MODE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6" draw:layer="layout" svg:width="8.9cm" svg:height="3.8cm" svg:x="0.3cm" svg:y="3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48" draw:layer="layout" svg:width="3.3cm" svg:height="2.6cm" svg:x="5.6cm" svg:y="4.7cm">
          <text:p text:style-name="P47"><text:span text:style-name="T27">RAKUTEN</text:span></text:p>
          <text:p text:style-name="P47"><text:span text:style-name="T27">VIBER</text:span></text:p>
          <text:p text:style-name="P47"><text:span text:style-name="T27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2" draw:layer="layout" svg:width="0.6cm" svg:height="2.9cm" svg:x="8.2cm" svg:y="1.8cm">
          <text:p/>
          <draw:enhanced-geometry svg:viewBox="0 0 21600 21600" draw:text-areas="?f0 0 ?f2 ?f5" draw:type="down-arrow" draw:modifiers="18763.1851085832 8625.62396006656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9" draw:text-style-name="P50" draw:layer="layout" svg:width="5.3cm" svg:height="0.7cm" svg:x="5.1cm" svg:y="2.7cm">
          <text:p text:style-name="P49"><text:span text:style-name="T28">ENCRYPTED DATA PA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48" draw:layer="layout" svg:width="3.3cm" svg:height="2.6cm" svg:x="7.3cm" svg:y="8.6cm">
          <text:p text:style-name="P47"><text:span text:style-name="T27">RAKUTEN</text:span></text:p>
          <text:p text:style-name="P47"><text:span text:style-name="T27">VIBER</text:span></text:p>
          <text:p text:style-name="P47"><text:span text:style-name="T27">APPL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22" draw:layer="layout" svg:width="0.653cm" svg:height="12.1cm" svg:x="11.1cm" svg:y="1.7cm">
          <text:p/>
          <draw:enhanced-geometry svg:viewBox="0 0 21600 21600" draw:mirror-horizontal="false" draw:mirror-vertical="false" draw:text-areas="?f0 ?f7 ?f2 21600" draw:type="up-arrow" draw:modifiers="1095.33077403803 8223.8532110091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2" draw:layer="layout" svg:width="4.49cm" svg:height="1.802cm" svg:x="7.6cm" svg:y="0.2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2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custom-shape draw:style-name="gr2" draw:text-style-name="P3" draw:layer="layout" svg:width="4.354cm" svg:height="2.6cm" svg:x="17.659cm" svg:y="8.396cm">
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text:p text:style-name="P1"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3.154cm" svg:y1="8.798cm" svg:x2="2.719cm" svg:y2="8.198cm">
          <text:p/>
        </draw:line>
        <draw:custom-shape draw:style-name="gr4" draw:text-style-name="P5" draw:layer="layout" svg:width="9.78cm" svg:height="7.795cm" draw:transform="skewX (-0.0190240888467382) translate (0.551cm 6.101cm)">
          <text:p/>
          <draw:enhanced-geometry svg:viewBox="0 0 21600 21600" draw:type="rectangle" draw:enhanced-path="M 0 0 L 21600 0 21600 21600 0 21600 0 0 Z N"/>
        </draw:custom-shape>
        <draw:custom-shape draw:style-name="gr82" draw:text-style-name="P5" draw:layer="layout" svg:width="6.585cm" svg:height="7.397cm" svg:x="16.515cm" svg:y="6.49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.343cm" svg:y1="8.197cm" svg:x2="7.4cm" svg:y2="8.801cm">
          <text:p/>
        </draw:line>
        <draw:custom-shape draw:style-name="gr83" draw:text-style-name="P7" draw:layer="layout" svg:width="3.592cm" svg:height="1.601cm" svg:x="18.031cm" svg:y="6.499cm">
          <text:p text:style-name="P6"><text:span text:style-name="T2">@ORTHO </text:span><text:span text:style-name="T2">&amp; PT </text:span><text:span text:style-name="T2">UNIT</text:span></text:p>
          <text:p text:style-name="P6"><text:span text:style-name="T2">CAINTA, </text:span><text:span text:style-name="T2">RIZ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4" draw:text-style-name="P7" draw:layer="layout" svg:width="5.479cm" svg:height="1.802cm" svg:x="5cm" svg:y="5.998cm">
          <text:p text:style-name="P6"><text:span text:style-name="T3">@</text:span><text:span text:style-name="T3">M</text:span><text:span text:style-name="T3">O</text:span><text:span text:style-name="T3">S</text:span><text:span text:style-name="T3">C</text:span><text:span text:style-name="T3"> </text:span><text:span text:style-name="T2">U</text:span><text:span text:style-name="T2">N</text:span><text:span text:style-name="T2">I</text:span><text:span text:style-name="T2">T</text:span></text:p>
          <text:p text:style-name="P6"><text:span text:style-name="T2">M</text:span><text:span text:style-name="T2">A</text:span><text:span text:style-name="T2">R</text:span><text:span text:style-name="T2">I</text:span><text:span text:style-name="T2">K</text:span><text:span text:style-name="T2">I</text:span><text:span text:style-name="T2">N</text:span><text:span text:style-name="T2">A</text:span><text:span text:style-name="T2"> </text:span><text:span text:style-name="T2">C</text:span><text:span text:style-name="T2">I</text:span><text:span text:style-name="T2">T</text:span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5" draw:text-style-name="P8" draw:layer="layout" svg:width="13.716cm" svg:height="0.958cm" svg:x="7.402cm" svg:y="14.496cm">
          <draw:text-box>
            <text:p><text:span text:style-name="T4">UNIT </text:span><text:span text:style-name="T4">DISTAN</text:span><text:span text:style-name="T4">CE: &gt; </text:span><text:span text:style-name="T4">625mete</text:span><text:span text:style-name="T4">rs </text:span><text:span text:style-name="T4">(approx.</text:span><text:span text:style-name="T4">)</text:span></text:p>
          </draw:text-box>
        </draw:frame>
        <draw:custom-shape draw:style-name="gr11" draw:text-style-name="P10" draw:layer="layout" svg:width="3.483cm" svg:height="2cm" svg:x="0.86cm" svg:y="6.398cm">
          <text:p text:style-name="P9"><text:span text:style-name="T5">Rou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" draw:layer="layout" svg:width="6.716cm" svg:height="3.995cm" draw:transform="skewX (-0.0190240888467382) translate (3.564cm 1.505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7" draw:layer="layout" svg:width="5.479cm" svg:height="1.802cm" svg:x="4.649cm" svg:y="1.502cm">
          <text:p text:style-name="P6"><text:span text:style-name="T3">@HOSPITAL </text:span><text:span text:style-name="T2">UNIT</text:span></text:p>
          <text:p text:style-name="P6"><text:span text:style-name="T2">QUEZON C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" draw:layer="layout" svg:width="5.8cm" svg:height="1.802cm" svg:x="4.149cm" svg:y="3.302cm">
          <text:p text:style-name="P1"><text:span text:style-name="T1">GOOGLE Android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12.4cm" svg:y1="1.6cm" svg:x2="12.4cm" svg:y2="12.597cm">
          <text:p/>
        </draw:line>
        <draw:custom-shape draw:style-name="gr10" draw:text-style-name="P2" draw:layer="layout" svg:width="4.49cm" svg:height="1.802cm" svg:x="11.4cm" svg:y="0.397cm">
          <text:p text:style-name="P1"><text:span text:style-name="T1">INTERN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9.926cm" svg:y1="4.2cm" svg:x2="12.4cm" svg:y2="4.2cm">
          <text:p/>
        </draw:line>
        <draw:line draw:style-name="gr3" draw:text-style-name="P4" draw:layer="layout" svg:x1="6.585cm" svg:y1="12.597cm" svg:x2="18.859cm" svg:y2="12.597cm">
          <text:p/>
        </draw:line>
        <draw:custom-shape draw:style-name="gr88" draw:text-style-name="P2" draw:layer="layout" svg:width="5.8cm" svg:height="1.802cm" svg:x="16.9cm" svg:y="11.697cm">
          <text:p text:style-name="P1"><text:span text:style-name="T1">GOOGL</text:span><text:span text:style-name="T1">E </text:span><text:span text:style-name="T1">Android</text:span></text:p>
          <text:p text:style-name="P1"><text:span text:style-name="T1">Telepho</text:span><text:span text:style-name="T1">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" draw:layer="layout" svg:width="5.8cm" svg:height="1.802cm" svg:x="4cm" svg:y="11.698cm">
          <text:p text:style-name="P1"><text:span text:style-name="T1">GOOGLE </text:span><text:span text:style-name="T1">Android</text:span></text:p>
          <text:p text:style-name="P1"><text:span text:style-name="T1">Telep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54cm" svg:height="2.6cm" svg:x="5.5cm" svg:y="8.801cm">
          <text:p text:style-name="P1"><text:span text:style-name="T1">COMPUTER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4.354cm" svg:height="2.6cm" svg:x="0.83cm" svg:y="8.797cm">
          <text:p text:style-name="P1"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E</text:span><text:span text:style-name="T1">R</text:span></text:p>
          <text:p text:style-name="P1"><text:span text:style-name="T1">S</text:span><text:span text:style-name="T1">E</text:span><text:span text:style-name="T1">R</text:span><text:span text:style-name="T1">V</text:span><text:span text:style-name="T1">E</text:span><text:span text:style-name="T1">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1">
          <draw:page-thumbnail draw:style-name="gr12" draw:layer="layout" svg:width="19.798cm" svg:height="11.136cm" svg:x="0.6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_35__20_Percent" draw:display-name="5 Percent" xlink:href="Pictures/100000000000000800000008B2AA4E6A4F6D2D73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P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t" svg:stroke-width="0cm" svg:stroke-color="#81d41a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3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6cm" fo:margin-bottom="0cm" fo:text-indent="0cm"/>
      <style:text-properties fo:font-size="19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19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3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0.48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5</text:page-number></text:span></text:p>
        </draw:text-box>
      </draw:frame>
      <draw:page-thumbnail draw:layer="backgroundobjects" svg:width="8.999cm" svg:height="4.649cm" svg:x="1cm" svg:y="3.948cm"/>
      <draw:page-thumbnail draw:layer="backgroundobjects" svg:width="8.999cm" svg:height="4.649cm" svg:x="1cm" svg:y="12.524cm"/>
      <draw:page-thumbnail draw:layer="backgroundobjects" svg:width="8.999cm" svg:height="4.649cm" svg:x="1cm" svg:y="21.1cm"/>
      <draw:page-thumbnail draw:layer="backgroundobjects" svg:width="8.999cm" svg:height="4.649cm" svg:x="11cm" svg:y="3.948cm"/>
      <draw:page-thumbnail draw:layer="backgroundobjects" svg:width="8.999cm" svg:height="4.649cm" svg:x="11cm" svg:y="12.524cm"/>
      <draw:page-thumbnail draw:layer="backgroundobjects" svg:width="8.999cm" svg:height="4.649cm" svg:x="11cm" svg:y="21.1cm"/>
    </style:handout-master>
    <style:master-page style:name="Default" style:page-layout-name="PM1" draw:style-name="Mdp1">
      <draw:frame presentation:style-name="Default-title" draw:layer="backgroundobjects" svg:width="27.431cm" svg:height="2.629cm" svg:x="1.521cm" svg:y="0.624cm" presentation:class="title" presentation:placeholder="true">
        <draw:text-box/>
      </draw:frame>
      <draw:frame presentation:style-name="Default-outline1" draw:layer="backgroundobjects" svg:width="27.431cm" svg:height="9.133cm" svg:x="1.521cm" svg:y="3.681cm" presentation:class="outline" presentation:placeholder="true">
        <draw:text-box/>
      </draw:frame>
      <draw:frame presentation:style-name="Mpr1" draw:text-style-name="MP2" draw:layer="backgroundobjects" svg:width="7.101cm" svg:height="1.085cm" svg:x="1.521cm" svg:y="14.34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661cm" svg:height="1.085cm" svg:x="10.421cm" svg:y="14.34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7.101cm" svg:height="1.085cm" svg:x="21.851cm" svg:y="14.343cm" presentation:class="page-number">
        <draw:text-box>
          <text:p text:style-name="MP3"><text:span text:style-name="MT1"><text:page-number>5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2T12:26:46.346224437</meta:creation-date>
    <dc:date>2021-05-19T10:48:56.995852235</dc:date>
    <meta:editing-duration>PT7H6M50S</meta:editing-duration>
    <meta:editing-cycles>304</meta:editing-cycles>
    <meta:generator>LibreOffice/6.4.6.2$Linux_X86_64 LibreOffice_project/40$Build-2</meta:generator>
    <meta:document-statistic meta:object-count="148"/>
  </office:meta>
</office:document-meta>
</file>